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8C0000000854641C62FFEA26DB.png" manifest:media-type="image/png"/>
  <manifest:file-entry manifest:full-path="Pictures/100000000000080000000480430457A6926C3741.jpg" manifest:media-type="image/jpeg"/>
  <manifest:file-entry manifest:full-path="Pictures/1000000100000081000000A1ACEEDE171A974393.png" manifest:media-type="image/png"/>
  <manifest:file-entry manifest:full-path="Pictures/10000001000001A50000007FFA6C39C805AEB179.png" manifest:media-type="image/png"/>
  <manifest:file-entry manifest:full-path="Pictures/100000010000008D000000A09D63083CED20BC05.png" manifest:media-type="image/png"/>
  <manifest:file-entry manifest:full-path="Pictures/10000000000002580000010CD3C6FC55CBA9CCEE.jpg" manifest:media-type="image/jpeg"/>
  <manifest:file-entry manifest:full-path="Pictures/10000001000000E100000079963DC022E831E668.png" manifest:media-type="image/png"/>
  <manifest:file-entry manifest:full-path="Pictures/100000010000027100000112F8353E2D26FF6C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usbongPhYouTubeCover_25_20-_25_20Copy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1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0000" loext:opacity="100%" fo:font-size="48pt"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cm" svg:height="2.5cm" svg:x="15.5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25cm" svg:height="1.787cm" svg:x="16cm" svg:y="13.5cm">
          <draw:image xlink:href="Pictures/10000001000001A50000007FFA6C39C805AEB179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2.233cm" svg:x="22.2cm" svg:y="13.106cm">
          <draw:image xlink:href="Pictures/10000000000002580000010CD3C6FC55CBA9CCEE.jpg" xlink:type="simple" xlink:show="embed" xlink:actuate="onLoad" draw:mime-type="image/jpeg">
            <text:p/>
          </draw:image>
        </draw:frame>
        <draw:frame draw:style-name="gr2" draw:text-style-name="P2" draw:layer="layout" svg:width="11.023cm" svg:height="4.832cm" svg:x="0.5cm" svg:y="11.168cm">
          <draw:image xlink:href="Pictures/100000010000027100000112F8353E2D26FF6C4B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1.5cm" svg:y="5.1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2" draw:text-style-name="P2" draw:layer="layout" svg:width="2.468cm" svg:height="0.14cm" svg:x="16.866cm" svg:y="7.094cm">
          <draw:image xlink:href="Pictures/100000010000008C0000000854641C62FFEA26DB.png" xlink:type="simple" xlink:show="embed" xlink:actuate="onLoad" draw:mime-type="image/png">
            <text:p/>
          </draw:image>
        </draw:frame>
        <draw:frame draw:style-name="gr2" draw:text-style-name="P2" draw:layer="layout" svg:width="2.486cm" svg:height="2.821cm" svg:x="0.514cm" svg:y="7cm">
          <draw:image xlink:href="Pictures/100000010000008D000000A09D63083CED20BC05.png" xlink:type="simple" xlink:show="embed" xlink:actuate="onLoad" draw:mime-type="image/png">
            <text:p/>
          </draw:image>
        </draw:frame>
        <draw:frame draw:style-name="gr2" draw:text-style-name="P2" draw:layer="layout" svg:width="3.968cm" svg:height="2.133cm" svg:x="-0.468cm" svg:y="8.867cm">
          <draw:image xlink:href="Pictures/10000001000000E100000079963DC022E831E668.png" xlink:type="simple" xlink:show="embed" xlink:actuate="onLoad" draw:mime-type="image/png">
            <text:p/>
          </draw:image>
        </draw:frame>
        <draw:frame draw:style-name="gr2" draw:text-style-name="P2" draw:layer="layout" svg:width="3.968cm" svg:height="2.133cm" svg:x="0.7cm" svg:y="8.867cm">
          <draw:image xlink:href="Pictures/10000001000000E100000079963DC022E831E668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22.726cm" svg:y="5.1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21.226cm" svg:y="5.1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3" draw:layer="layout" svg:width="22.5cm" svg:height="10.495cm" svg:x="3cm" svg:y="1.502cm">
          <draw:text-box>
            <text:p text:style-name="P3">PASS THE EXAM, </text:p>
            <text:p text:style-name="P3">GET HIGH-VALUE WORK!</text:p>
            <text:p text:style-name="P3"/>
            <text:p text:style-name="P3">JOIN THE TRAINING!</text:p>
            <text:p text:style-name="P3"><text:span text:style-name="T1">SUPPORT@USBONG.P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usbongPhYouTubeCover_25_20-_25_20Copy" draw:display-name="usbongPhYouTubeCover%20-%20Copy" xlink:href="Pictures/100000000000080000000480430457A6926C3741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none" draw:fill-color="#ffffff" draw:opacity="100%" draw:textarea-horizontal-align="justify" draw:auto-grow-height="true" draw:auto-grow-width="false" fo:min-height="10.245cm" fo:padding-top="0.125cm" fo:padding-bottom="0.125cm" fo:padding-left="0.25cm" fo:padding-right="0.25cm" fo:wrap-option="wrap" draw:shadow="hidden" draw:shadow-offset-x="0.2cm" draw:shadow-offset-y="0.2cm" draw:shadow-color="#808080" draw:shadow-opacity="100%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8pt" fo:letter-spacing="normal" fo:language="en" fo:country="P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bold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08:40:46.126000000</meta:creation-date>
    <dc:date>2024-02-04T09:55:25.296000000</dc:date>
    <meta:editing-duration>PT1H14M21S</meta:editing-duration>
    <meta:editing-cycles>39</meta:editing-cycles>
    <meta:generator>LibreOffice/7.6.0.3$Windows_X86_64 LibreOffice_project/69edd8b8ebc41d00b4de3915dc82f8f0fc3b6265</meta:generator>
    <meta:document-statistic meta:object-count="35"/>
  </office:meta>
</office:document-meta>
</file>